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scadia Mono" svg:font-family="'Cascadia Mono'" style:font-family-generic="modern" style:font-pitch="fixed"/>
    <style:font-face style:name="Cascadia Mono1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75690" officeooo:paragraph-rsid="00175690"/>
    </style:style>
    <style:style style:name="P3" style:family="paragraph" style:parent-style-name="Standard">
      <style:text-properties fo:color="#2b91af" loext:opacity="100%" style:font-name="Cascadia Mono1" fo:font-size="9.5pt" officeooo:rsid="00175690" officeooo:paragraph-rsid="00175690" fo:background-color="#ffffff" style:font-size-asian="9.5pt"/>
    </style:style>
    <style:style style:name="P4" style:family="paragraph" style:parent-style-name="Standard">
      <style:text-properties fo:color="#2b91af" loext:opacity="100%" style:font-name="Cascadia Mono1" fo:font-size="9.5pt" officeooo:rsid="00175690" officeooo:paragraph-rsid="001af2ef" fo:background-color="#ffffff" style:font-size-asian="9.5pt"/>
    </style:style>
    <style:style style:name="P5" style:family="paragraph" style:parent-style-name="Standard">
      <style:text-properties fo:color="#2b91af" loext:opacity="100%" style:font-name="Cascadia Mono1" fo:font-size="9.5pt" officeooo:rsid="001c28c6" officeooo:paragraph-rsid="001c28c6" fo:background-color="#ffffff" style:font-size-asian="9.5pt"/>
    </style:style>
    <style:style style:name="P6" style:family="paragraph" style:parent-style-name="Standard">
      <style:text-properties fo:color="#2b91af" loext:opacity="100%" style:font-name="Cascadia Mono1" fo:font-size="9.5pt" officeooo:rsid="00249d92" officeooo:paragraph-rsid="00249d92" fo:background-color="#ffffff" style:font-size-asian="9.5pt"/>
    </style:style>
    <style:style style:name="P7" style:family="paragraph" style:parent-style-name="Standard">
      <style:text-properties style:font-name="Cascadia Mono1" officeooo:rsid="00175690" officeooo:paragraph-rsid="00175690"/>
    </style:style>
    <style:style style:name="P8" style:family="paragraph" style:parent-style-name="Standard">
      <style:text-properties style:font-name="Cascadia Mono1" officeooo:rsid="00207864" officeooo:paragraph-rsid="00207864"/>
    </style:style>
    <style:style style:name="P9" style:family="paragraph" style:parent-style-name="Standard">
      <style:text-properties style:font-name="Cascadia Mono1" officeooo:rsid="00286368" officeooo:paragraph-rsid="00286368"/>
    </style:style>
    <style:style style:name="P10" style:family="paragraph" style:parent-style-name="Standard">
      <style:text-properties style:font-name="Cascadia Mono1" officeooo:rsid="00286368" officeooo:paragraph-rsid="00363c42"/>
    </style:style>
    <style:style style:name="P11" style:family="paragraph" style:parent-style-name="Standard">
      <style:text-properties style:font-name="Cascadia Mono1" officeooo:rsid="00286368" officeooo:paragraph-rsid="003805bc"/>
    </style:style>
    <style:style style:name="P12" style:family="paragraph" style:parent-style-name="Standard">
      <style:text-properties style:font-name="Cascadia Mono1" officeooo:rsid="00286368" officeooo:paragraph-rsid="003a78de"/>
    </style:style>
    <style:style style:name="P13" style:family="paragraph" style:parent-style-name="Standard">
      <style:text-properties style:font-name="Cascadia Mono1" officeooo:rsid="00286368" officeooo:paragraph-rsid="003ff6b5"/>
    </style:style>
    <style:style style:name="P14" style:family="paragraph" style:parent-style-name="Standard">
      <style:text-properties style:font-name="Cascadia Mono1" officeooo:rsid="00286368" officeooo:paragraph-rsid="0045a49f"/>
    </style:style>
    <style:style style:name="P15" style:family="paragraph" style:parent-style-name="Standard">
      <style:text-properties style:font-name="Cascadia Mono1" officeooo:rsid="00286368" officeooo:paragraph-rsid="00492e48"/>
    </style:style>
    <style:style style:name="P16" style:family="paragraph" style:parent-style-name="Standard">
      <style:text-properties style:font-name="Cascadia Mono1" officeooo:rsid="00548ed5" officeooo:paragraph-rsid="00548ed5"/>
    </style:style>
    <style:style style:name="P17" style:family="paragraph" style:parent-style-name="Standard">
      <style:text-properties style:font-name="Arial"/>
    </style:style>
    <style:style style:name="P18" style:family="paragraph" style:parent-style-name="Standard">
      <style:text-properties style:font-name="Arial" officeooo:rsid="001f1628" officeooo:paragraph-rsid="001f1628"/>
    </style:style>
    <style:style style:name="P19" style:family="paragraph" style:parent-style-name="Standard">
      <style:text-properties style:font-name="Arial" officeooo:rsid="00665386" officeooo:paragraph-rsid="00665386"/>
    </style:style>
    <style:style style:name="P20" style:family="paragraph" style:parent-style-name="Standard">
      <style:text-properties fo:color="#2b91af" loext:opacity="100%" style:font-name="Cascadia Mono1" fo:font-size="9.5pt" officeooo:rsid="001af2ef" officeooo:paragraph-rsid="001af2ef" fo:background-color="#ffffff" style:font-size-asian="9.5pt"/>
    </style:style>
    <style:style style:name="P21" style:family="paragraph" style:parent-style-name="Standard">
      <style:text-properties fo:color="#2b91af" loext:opacity="100%" style:font-name="Cascadia Mono1" fo:font-size="9.5pt" officeooo:rsid="0032785b" officeooo:paragraph-rsid="0032785b" fo:background-color="#ffffff" style:font-size-asian="9.5pt"/>
    </style:style>
    <style:style style:name="P22" style:family="paragraph" style:parent-style-name="Standard">
      <style:text-properties style:font-name="Cascadia Mono1" officeooo:rsid="00175690" officeooo:paragraph-rsid="00175690"/>
    </style:style>
    <style:style style:name="P23" style:family="paragraph" style:parent-style-name="Standard">
      <style:text-properties style:font-name="Cascadia Mono1" officeooo:rsid="00207864" officeooo:paragraph-rsid="00207864"/>
    </style:style>
    <style:style style:name="P24" style:family="paragraph" style:parent-style-name="Standard">
      <style:text-properties style:font-name="Cascadia Mono1" officeooo:rsid="00286368" officeooo:paragraph-rsid="00286368"/>
    </style:style>
    <style:style style:name="P25" style:family="paragraph" style:parent-style-name="Standard">
      <style:text-properties style:font-name="Cascadia Mono1" officeooo:rsid="00286368" officeooo:paragraph-rsid="0029f33b"/>
    </style:style>
    <style:style style:name="P26" style:family="paragraph" style:parent-style-name="Standard">
      <style:text-properties style:font-name="Cascadia Mono1" officeooo:rsid="00286368" officeooo:paragraph-rsid="00363c42"/>
    </style:style>
    <style:style style:name="P27" style:family="paragraph" style:parent-style-name="Standard">
      <style:text-properties style:font-name="Cascadia Mono1" officeooo:rsid="00286368" officeooo:paragraph-rsid="003ff6b5"/>
    </style:style>
    <style:style style:name="P28" style:family="paragraph" style:parent-style-name="Standard">
      <style:text-properties style:font-name="Cascadia Mono1" officeooo:rsid="00286368" officeooo:paragraph-rsid="00492e48"/>
    </style:style>
    <style:style style:name="P29" style:family="paragraph" style:parent-style-name="Standard">
      <style:text-properties style:font-name="Cascadia Mono1" officeooo:rsid="00286368" officeooo:paragraph-rsid="004ce7aa"/>
    </style:style>
    <style:style style:name="P30" style:family="paragraph" style:parent-style-name="Standard">
      <style:paragraph-properties fo:text-align="center" style:justify-single-word="false"/>
      <style:text-properties style:font-name="Cascadia Mono1" officeooo:rsid="00286368" officeooo:paragraph-rsid="005d87dd"/>
    </style:style>
    <style:style style:name="T1" style:family="text">
      <style:text-properties fo:color="#2b91af" loext:opacity="100%" style:font-name="Cascadia Mono1" fo:font-size="9.5pt" fo:background-color="#ffffff" loext:char-shading-value="0" style:font-size-asian="9.5pt"/>
    </style:style>
    <style:style style:name="T2" style:family="text">
      <style:text-properties fo:color="#2b91af" loext:opacity="100%" style:font-name="Cascadia Mono1" fo:font-size="9.5pt" officeooo:rsid="00175690" fo:background-color="#ffffff" loext:char-shading-value="0" style:font-size-asian="9.5pt"/>
    </style:style>
    <style:style style:name="T3" style:family="text">
      <style:text-properties fo:color="#2b91af" loext:opacity="100%" style:font-name="Cascadia Mono1" fo:font-size="9.5pt" style:font-size-asian="9.5pt" fo:background-color="#ffffff"/>
    </style:style>
    <style:style style:name="T4" style:family="text">
      <style:text-properties fo:color="#2b91af" loext:opacity="100%" style:font-name="Cascadia Mono1" fo:font-size="9.5pt" officeooo:rsid="006244b9" style:font-size-asian="9.5pt" fo:background-color="#ffffff"/>
    </style:style>
    <style:style style:name="T5" style:family="text">
      <style:text-properties fo:color="#2b91af" loext:opacity="100%" fo:font-size="9.5pt" fo:background-color="#ffffff" loext:char-shading-value="0" style:font-size-asian="9.5pt"/>
    </style:style>
    <style:style style:name="T6" style:family="text">
      <style:text-properties fo:color="#2b91af" loext:opacity="100%" fo:font-size="9.5pt" officeooo:rsid="002403b0" fo:background-color="#ffffff" loext:char-shading-value="0" style:font-size-asian="9.5pt"/>
    </style:style>
    <style:style style:name="T7" style:family="text">
      <style:text-properties fo:color="#2b91af" loext:opacity="100%" fo:font-size="9.5pt" officeooo:rsid="00276f2a" fo:background-color="#ffffff" loext:char-shading-value="0" style:font-size-asian="9.5pt"/>
    </style:style>
    <style:style style:name="T8" style:family="text">
      <style:text-properties fo:color="#2b91af" loext:opacity="100%" fo:font-size="9.5pt" officeooo:rsid="00292b0a" fo:background-color="#ffffff" loext:char-shading-value="0" style:font-size-asian="9.5pt"/>
    </style:style>
    <style:style style:name="T9" style:family="text">
      <style:text-properties fo:color="#2b91af" loext:opacity="100%" fo:font-size="9.5pt" officeooo:rsid="0029f33b" fo:background-color="#ffffff" loext:char-shading-value="0" style:font-size-asian="9.5pt"/>
    </style:style>
    <style:style style:name="T10" style:family="text">
      <style:text-properties fo:color="#2b91af" loext:opacity="100%" fo:font-size="9.5pt" officeooo:rsid="002b638b" fo:background-color="#ffffff" loext:char-shading-value="0" style:font-size-asian="9.5pt"/>
    </style:style>
    <style:style style:name="T11" style:family="text">
      <style:text-properties fo:color="#2b91af" loext:opacity="100%" fo:font-size="9.5pt" officeooo:rsid="002bf75c" fo:background-color="#ffffff" loext:char-shading-value="0" style:font-size-asian="9.5pt"/>
    </style:style>
    <style:style style:name="T12" style:family="text">
      <style:text-properties fo:color="#2b91af" loext:opacity="100%" fo:font-size="9.5pt" officeooo:rsid="002c12eb" fo:background-color="#ffffff" loext:char-shading-value="0" style:font-size-asian="9.5pt"/>
    </style:style>
    <style:style style:name="T13" style:family="text">
      <style:text-properties fo:color="#2b91af" loext:opacity="100%" fo:font-size="9.5pt" officeooo:rsid="002dbad9" fo:background-color="#ffffff" loext:char-shading-value="0" style:font-size-asian="9.5pt"/>
    </style:style>
    <style:style style:name="T14" style:family="text">
      <style:text-properties fo:color="#2b91af" loext:opacity="100%" fo:font-size="9.5pt" officeooo:rsid="002f8ce3" fo:background-color="#ffffff" loext:char-shading-value="0" style:font-size-asian="9.5pt"/>
    </style:style>
    <style:style style:name="T15" style:family="text">
      <style:text-properties fo:color="#2b91af" loext:opacity="100%" fo:font-size="9.5pt" officeooo:rsid="00363c42" fo:background-color="#ffffff" loext:char-shading-value="0" style:font-size-asian="9.5pt"/>
    </style:style>
    <style:style style:name="T16" style:family="text">
      <style:text-properties fo:color="#2b91af" loext:opacity="100%" fo:font-size="9.5pt" officeooo:rsid="0036690d" fo:background-color="#ffffff" loext:char-shading-value="0" style:font-size-asian="9.5pt"/>
    </style:style>
    <style:style style:name="T17" style:family="text">
      <style:text-properties fo:color="#2b91af" loext:opacity="100%" fo:font-size="9.5pt" officeooo:rsid="003805bc" fo:background-color="#ffffff" loext:char-shading-value="0" style:font-size-asian="9.5pt"/>
    </style:style>
    <style:style style:name="T18" style:family="text">
      <style:text-properties fo:color="#2b91af" loext:opacity="100%" fo:font-size="9.5pt" officeooo:rsid="003a78de" fo:background-color="#ffffff" loext:char-shading-value="0" style:font-size-asian="9.5pt"/>
    </style:style>
    <style:style style:name="T19" style:family="text">
      <style:text-properties fo:color="#2b91af" loext:opacity="100%" fo:font-size="9.5pt" officeooo:rsid="003ff6b5" fo:background-color="#ffffff" loext:char-shading-value="0" style:font-size-asian="9.5pt"/>
    </style:style>
    <style:style style:name="T20" style:family="text">
      <style:text-properties fo:color="#2b91af" loext:opacity="100%" fo:font-size="9.5pt" officeooo:rsid="0040bb06" fo:background-color="#ffffff" loext:char-shading-value="0" style:font-size-asian="9.5pt"/>
    </style:style>
    <style:style style:name="T21" style:family="text">
      <style:text-properties fo:color="#2b91af" loext:opacity="100%" fo:font-size="9.5pt" officeooo:rsid="00425f0e" fo:background-color="#ffffff" loext:char-shading-value="0" style:font-size-asian="9.5pt"/>
    </style:style>
    <style:style style:name="T22" style:family="text">
      <style:text-properties fo:color="#2b91af" loext:opacity="100%" fo:font-size="9.5pt" officeooo:rsid="004492e2" fo:background-color="#ffffff" loext:char-shading-value="0" style:font-size-asian="9.5pt"/>
    </style:style>
    <style:style style:name="T23" style:family="text">
      <style:text-properties fo:color="#2b91af" loext:opacity="100%" fo:font-size="9.5pt" officeooo:rsid="0045a49f" fo:background-color="#ffffff" loext:char-shading-value="0" style:font-size-asian="9.5pt"/>
    </style:style>
    <style:style style:name="T24" style:family="text">
      <style:text-properties fo:color="#2b91af" loext:opacity="100%" fo:font-size="9.5pt" officeooo:rsid="00472c2d" fo:background-color="#ffffff" loext:char-shading-value="0" style:font-size-asian="9.5pt"/>
    </style:style>
    <style:style style:name="T25" style:family="text">
      <style:text-properties fo:color="#2b91af" loext:opacity="100%" fo:font-size="9.5pt" officeooo:rsid="00490387" fo:background-color="#ffffff" loext:char-shading-value="0" style:font-size-asian="9.5pt"/>
    </style:style>
    <style:style style:name="T26" style:family="text">
      <style:text-properties fo:color="#2b91af" loext:opacity="100%" fo:font-size="9.5pt" officeooo:rsid="00492e48" fo:background-color="#ffffff" loext:char-shading-value="0" style:font-size-asian="9.5pt"/>
    </style:style>
    <style:style style:name="T27" style:family="text">
      <style:text-properties fo:color="#2b91af" loext:opacity="100%" fo:font-size="9.5pt" officeooo:rsid="004af789" fo:background-color="#ffffff" loext:char-shading-value="0" style:font-size-asian="9.5pt"/>
    </style:style>
    <style:style style:name="T28" style:family="text">
      <style:text-properties fo:color="#2b91af" loext:opacity="100%" fo:font-size="9.5pt" officeooo:rsid="004ce7aa" fo:background-color="#ffffff" loext:char-shading-value="0" style:font-size-asian="9.5pt"/>
    </style:style>
    <style:style style:name="T29" style:family="text">
      <style:text-properties fo:color="#2b91af" loext:opacity="100%" fo:font-size="9.5pt" officeooo:rsid="004dca61" fo:background-color="#ffffff" loext:char-shading-value="0" style:font-size-asian="9.5pt"/>
    </style:style>
    <style:style style:name="T30" style:family="text">
      <style:text-properties fo:color="#2b91af" loext:opacity="100%" fo:font-size="9.5pt" officeooo:rsid="004edbca" fo:background-color="#ffffff" loext:char-shading-value="0" style:font-size-asian="9.5pt"/>
    </style:style>
    <style:style style:name="T31" style:family="text">
      <style:text-properties fo:color="#2b91af" loext:opacity="100%" fo:font-size="9.5pt" officeooo:rsid="00662cb9" fo:background-color="#ffffff" loext:char-shading-value="0" style:font-size-asian="9.5pt"/>
    </style:style>
    <style:style style:name="T32" style:family="text">
      <style:text-properties fo:color="#2b91af" loext:opacity="100%" fo:font-size="9.5pt" style:text-underline-style="solid" style:text-underline-width="auto" style:text-underline-color="font-color" fo:font-weight="bold" officeooo:rsid="005d87dd" fo:background-color="#ffffff" loext:char-shading-value="0" style:font-size-asian="9.5pt" style:font-weight-asian="bold" style:font-weight-complex="bold"/>
    </style:style>
    <style:style style:name="T33" style:family="text">
      <style:text-properties officeooo:rsid="001a1801"/>
    </style:style>
    <style:style style:name="T34" style:family="text">
      <style:text-properties officeooo:rsid="001ad703"/>
    </style:style>
    <style:style style:name="T35" style:family="text">
      <style:text-properties officeooo:rsid="001af2ef"/>
    </style:style>
    <style:style style:name="T36" style:family="text">
      <style:text-properties officeooo:rsid="00247039"/>
    </style:style>
    <style:style style:name="T37" style:family="text">
      <style:text-properties officeooo:rsid="00250343"/>
    </style:style>
    <style:style style:name="T38" style:family="text">
      <style:text-properties fo:color="#0000ff" loext:opacity="100%" style:font-name="Cascadia Mono1" fo:font-size="9.5pt" style:font-size-asian="9.5pt" fo:background-color="#ffffff"/>
    </style:style>
    <style:style style:name="T39" style:family="text">
      <style:text-properties fo:color="#000000" loext:opacity="100%" style:font-name="Cascadia Mono1" fo:font-size="9.5pt" style:font-size-asian="9.5pt" fo:background-color="#ffffff"/>
    </style:style>
    <style:style style:name="T40" style:family="text">
      <style:text-properties fo:color="#000000" loext:opacity="100%" style:font-name="Cascadia Mono1" fo:font-size="9.5pt" officeooo:rsid="0060133c" style:font-size-asian="9.5pt" fo:background-color="#ffffff"/>
    </style:style>
    <style:style style:name="T41" style:family="text">
      <style:text-properties fo:color="#000000" loext:opacity="100%" style:font-name="Cascadia Mono1" fo:font-size="9.5pt" officeooo:rsid="00604e28" style:font-size-asian="9.5pt" fo:background-color="#ffffff"/>
    </style:style>
    <style:style style:name="T42" style:family="text">
      <style:text-properties fo:color="#000000" loext:opacity="100%" style:font-name="Cascadia Mono1" fo:font-size="9.5pt" officeooo:rsid="00607af2" style:font-size-asian="9.5pt" fo:background-color="#ffffff"/>
    </style:style>
    <style:style style:name="T43" style:family="text">
      <style:text-properties fo:color="#000000" loext:opacity="100%" style:font-name="Cascadia Mono1" fo:font-size="9.5pt" officeooo:rsid="006244b9" style:font-size-asian="9.5pt" fo:background-color="#ffffff"/>
    </style:style>
    <style:style style:name="T44" style:family="text">
      <style:text-properties fo:color="#a31515" loext:opacity="100%" style:font-name="Cascadia Mono1" fo:font-size="9.5pt" style:font-size-asian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noBehaviour – </text:span><text:span text:style-name="T2">Allows script to be attached to a GameObject in Unity.</text:span></text:p>
      <text:p text:style-name="P1"/>
      <text:p text:style-name="P18"><text:span text:style-name="T2">//</text:span><text:span text:style-name="T1">Single Line Comment – Comment that is not executed by the code, can be used to make comments/notes in scripting.</text:span></text:p>
      <text:p text:style-name="P18"><text:span text:style-name="T1"/></text:p>
      <text:p text:style-name="P19"><text:span text:style-name="T1">void -</text:span></text:p>
      <text:p text:style-name="P1"/>
      <text:p text:style-name="P3"><text:span text:style-name="T36">v</text:span>oidStart – Called before the first frame.</text:p>
      <text:p text:style-name="P3"/>
      <text:p text:style-name="P6">Variables that are to be assigned in code must be placed before voidStart (ie playerMovement <text:span text:style-name="T37">etc).</text:span></text:p>
      <text:p text:style-name="P2"/>
      <text:p text:style-name="P3"><text:span text:style-name="T36">v</text:span>oidUpdate – Called every frame.</text:p>
      <text:p text:style-name="P2"/>
      <text:p text:style-name="P3">public – Can be read, set/changed and called by other scripts outside of the code it was created.</text:p>
      <text:p text:style-name="P2"/>
      <text:p text:style-name="P3">private – Can only be read, set and changed inside of the code it was created.</text:p>
      <text:p text:style-name="P2"/>
      <text:p text:style-name="P4">data type – A data type defines what kind of information (or data) a variable can hold (ie float; decimal numbers). <text:span text:style-name="T33">Data types can be named and referred </text:span><text:span text:style-name="T34">later, </text:span><text:span text:style-name="T35">ie:</text:span></text:p>
      <text:p text:style-name="P4"/>
      <text:p text:style-name="P20">‘public float moveSpeed;’</text:p>
      <text:p text:style-name="P4"/>
      <text:p text:style-name="P5">Similar concept to assigning values in Twine with $, ie</text:p>
      <text:p text:style-name="P5"/>
      <text:p text:style-name="P5">‘set $moveSpeed to it + 1’</text:p>
      <text:p text:style-name="P2"/>
      <text:p text:style-name="P3">int (integer) – A data type that only holds whole numbers.</text:p>
      <text:p text:style-name="P2"/>
      <text:p text:style-name="P7"><text:span text:style-name="T5">float – A data type that holds numbers with decimal points, </text:span><text:span text:style-name="T7">value of variable must be suffixed with an ‘f’, ie ‘3f’. </text:span><text:span text:style-name="T31">Can be a positive value (+1) or a negative variable (-1).</text:span></text:p>
      <text:p text:style-name="P7"/>
      <text:p text:style-name="P16"><text:span text:style-name="T7">c</text:span><text:span text:style-name="T5">lass - </text:span></text:p>
      <text:p text:style-name="P7"/>
      <text:p text:style-name="P21">new - </text:p>
      <text:p text:style-name="P7"/>
      <text:p text:style-name="P8"><text:span text:style-name="T5">Vector2</text:span><text:span text:style-name="T6">/</text:span><text:span text:style-name="T12">Vector 3 – </text:span><text:span text:style-name="T13">Vectors in Unity refer to the positional values of X, Y and Z in the world </text:span><text:span text:style-name="T14">space. </text:span></text:p>
      <text:p text:style-name="P8"/>
      <text:p text:style-name="P9"><text:span text:style-name="T6">t</text:span><text:span text:style-name="T5">ransform – </text:span><text:span text:style-name="T8">A controller for the position, scale and rotation of every game object in a Unity scene.</text:span></text:p>
      <text:p text:style-name="P9"/>
      <text:p text:style-name="P9"><text:span text:style-name="Source_20_Text"><text:span text:style-name="T8">transform.position – </text:span></text:span><text:span text:style-name="Source_20_Text"><text:span text:style-name="T16">Refers to the objects current position in the world space, and can be used to manipulate it/</text:span></text:span><text:span text:style-name="Source_20_Text"><text:span text:style-name="T17">move it.</text:span></text:span></text:p>
      <text:p text:style-name="P25"><text:span text:style-name="Source_20_Text"/></text:p>
      <text:p text:style-name="P11"><text:span text:style-name="Source_20_Text"><text:span text:style-name="T9">transform.rotation – </text:span></text:span><text:span text:style-name="Source_20_Text"><text:span text:style-name="T17">Refers to the</text:span></text:span><text:span text:style-name="Source_20_Text"><text:span text:style-name="T10"> object</text:span></text:span><text:span text:style-name="Source_20_Text"><text:span text:style-name="T17">s current</text:span></text:span><text:span text:style-name="Source_20_Text"><text:span text:style-name="T10"> rotation in the world space, </text:span></text:span><text:span text:style-name="Source_20_Text"><text:span text:style-name="T16">and can be used to manipulate it/</text:span></text:span><text:span text:style-name="Source_20_Text"><text:span text:style-name="T17">move it.</text:span></text:span></text:p>
      <text:p text:style-name="P25"><text:span text:style-name="Source_20_Text"/></text:p>
      <text:p text:style-name="P12"><text:span text:style-name="Source_20_Text"><text:span text:style-name="T9">transform.localScale – </text:span></text:span><text:span text:style-name="Source_20_Text"><text:span text:style-name="T17">Refers to the</text:span></text:span><text:span text:style-name="Source_20_Text"><text:span text:style-name="T10"> object</text:span></text:span><text:span text:style-name="Source_20_Text"><text:span text:style-name="T17">s current</text:span></text:span><text:span text:style-name="Source_20_Text"><text:span text:style-name="T10"> </text:span></text:span><text:span text:style-name="Source_20_Text"><text:span text:style-name="T18">scale</text:span></text:span><text:span text:style-name="Source_20_Text"><text:span text:style-name="T10"> in the world space, </text:span></text:span><text:span text:style-name="Source_20_Text"><text:span text:style-name="T16">and can be used to manipulate it/</text:span></text:span><text:span text:style-name="Source_20_Text"><text:span text:style-name="T17">move it.</text:span></text:span></text:p>
      <text:p text:style-name="P25"><text:span text:style-name="Source_20_Text"/></text:p>
      <text:p text:style-name="P10"><text:span text:style-name="Source_20_Text"><text:span text:style-name="T15">create - </text:span></text:span></text:p>
      <text:p text:style-name="P10"><text:span text:style-name="Source_20_Text"/></text:p>
      <text:p text:style-name="P10"><text:span text:style-name="Source_20_Text"><text:span text:style-name="T15">Quaternion - </text:span></text:span></text:p>
      <text:p text:style-name="P10"><text:span text:style-name="Source_20_Text"/></text:p>
      <text:p text:style-name="P13"><text:span text:style-name="Source_20_Text"><text:span text:style-name="T19">identity – </text:span></text:span><text:span text:style-name="Source_20_Text"><text:span text:style-name="T20">The neutral state of an object </text:span></text:span><text:span text:style-name="Source_20_Text"><text:span text:style-name="T21">(for position, rotation or scale), </text:span></text:span><text:span text:style-name="Source_20_Text"><text:span text:style-name="T22">ie</text:span></text:span></text:p>
      <text:p text:style-name="P13"><text:span text:style-name="Source_20_Text"/></text:p>
      <text:p text:style-name="P14"><text:span text:style-name="Source_20_Text"><text:span text:style-name="T23">Vector3.zero = the point of origin in the world </text:span></text:span><text:span text:style-name="Source_20_Text"><text:span text:style-name="T24">space </text:span></text:span><text:span text:style-name="Source_20_Text"><text:span text:style-name="T25">(0, 0, 0)</text:span></text:span></text:p>
      <text:p text:style-name="P15"><text:span text:style-name="Source_20_Text"/></text:p>
      <text:p text:style-name="P15"><text:soft-page-break/><text:span text:style-name="Source_20_Text"><text:span text:style-name="T15">Quaternion.</text:span></text:span><text:span text:style-name="Source_20_Text"><text:span text:style-name="T26">identity = Default (as in no) rotation </text:span></text:span><text:span text:style-name="Source_20_Text"><text:span text:style-name="T30">on object</text:span></text:span><text:span text:style-name="Source_20_Text"><text:span text:style-name="T26">, </text:span></text:span><text:span text:style-name="Source_20_Text"><text:span text:style-name="T27">or reset to neutral </text:span></text:span><text:span text:style-name="Source_20_Text"><text:span text:style-name="T28">rotation.</text:span></text:span></text:p>
      <text:p text:style-name="P15"><text:span text:style-name="Source_20_Text"/></text:p>
      <text:p text:style-name="P29"><text:span text:style-name="Source_20_Text"><text:span text:style-name="T28">Vector.one </text:span></text:span><text:span text:style-name="Source_20_Text"><text:span text:style-name="T29">= Default scale of objects in world space.</text:span></text:span></text:p>
      <text:p text:style-name="P29"><text:span text:style-name="Source_20_Text"><text:span text:style-name="T29"/></text:span></text:p>
      <text:p text:style-name="P30"><text:span text:style-name="Source_20_Text"><text:span text:style-name="T32">Script Examples</text:span></text:span></text:p>
      <text:p text:style-name="P30"><text:span text:style-name="Source_20_Text"><text:span text:style-name="T32"/></text:span></text:p>
      <text:p text:style-name="Standard"><text:span text:style-name="T38">public</text:span><text:span text:style-name="T39"> </text:span><text:span text:style-name="T38">float</text:span><text:span text:style-name="T39"> moveSpeed = 10; - </text:span><text:span text:style-name="T40">Assigns a public (visible to Inspector and other scripts) </text:span><text:span text:style-name="T41">float (numerical value that </text:span><text:span text:style-name="T42">can use decimal values) </text:span><text:span text:style-name="T43">with the name ‘moveSpeed’.</text:span><text:span text:style-name="T39"/></text:p>
      <text:p text:style-name="Standard"><text:span text:style-name="T43"/></text:p>
      <text:p text:style-name="Standard"><text:span text:style-name="T4">Vector2</text:span><text:span text:style-name="T39"> playerMovement = </text:span><text:span text:style-name="T38">new</text:span><text:span text:style-name="T39"> </text:span><text:span text:style-name="T3">Vector2</text:span><text:span text:style-name="T39">(</text:span><text:span text:style-name="T3">Input</text:span><text:span text:style-name="T39">.GetAxis(</text:span><text:span text:style-name="T44">"Horizontal"</text:span><text:span text:style-name="T39">), </text:span><text:span text:style-name="T3">Input</text:span><text:span text:style-name="T39">.GetAxis(</text:span><text:span text:style-name="T44">"Vertical"</text:span><text:span text:style-name="T39">));</text:span><text:span text:style-name="T43"> - </text:span><text:span text:style-name="T3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scadia Mono" svg:font-family="'Cascadia Mono'" style:font-family-generic="modern" style:font-pitch="fixed"/>
    <style:font-face style:name="Cascadia Mono1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10:55:19.038000000</meta:creation-date>
    <dc:date>2024-11-25T09:44:46.878000000</dc:date>
    <meta:editing-duration>PT5H38M24S</meta:editing-duration>
    <meta:editing-cycles>57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30" meta:word-count="366" meta:character-count="2200" meta:non-whitespace-character-count="1843"/>
  </office:meta>
</office:document-meta>
</file>